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 PL UKai TW" svg:font-family="'AR PL UKai T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style:contextual-spacing="false" fo:line-height="150%"/>
      <style:text-properties style:font-name="ARial" fo:font-weight="bold" officeooo:rsid="00093c4a" officeooo:paragraph-rsid="00093c4a" style:font-weight-asian="bold" style:font-weight-complex="bold"/>
    </style:style>
    <style:style style:name="P2" style:family="paragraph" style:parent-style-name="Standard">
      <style:paragraph-properties fo:margin-top="0cm" fo:margin-bottom="0cm" style:contextual-spacing="false" fo:line-height="150%"/>
      <style:text-properties style:font-name="ARial" fo:font-weight="bold" officeooo:rsid="000e2903" officeooo:paragraph-rsid="0013fca2" style:font-weight-asian="bold" style:font-weight-complex="bold"/>
    </style:style>
    <style:style style:name="P3" style:family="paragraph" style:parent-style-name="Standard">
      <style:paragraph-properties fo:margin-top="0cm" fo:margin-bottom="0cm" style:contextual-spacing="false" fo:line-height="150%"/>
      <style:text-properties style:font-name="ARial" officeooo:rsid="00093c4a" officeooo:paragraph-rsid="00093c4a"/>
    </style:style>
    <style:style style:name="P4" style:family="paragraph" style:parent-style-name="Standard">
      <style:paragraph-properties fo:margin-top="0cm" fo:margin-bottom="0cm" style:contextual-spacing="false" fo:line-height="150%"/>
      <style:text-properties style:font-name="ARial" officeooo:rsid="000b0e79" officeooo:paragraph-rsid="000b0e79"/>
    </style:style>
    <style:style style:name="P5" style:family="paragraph" style:parent-style-name="Standard">
      <style:paragraph-properties fo:margin-top="0cm" fo:margin-bottom="0cm" style:contextual-spacing="false" fo:line-height="150%"/>
      <style:text-properties style:font-name="ARial" officeooo:rsid="000caaf8" officeooo:paragraph-rsid="000caaf8"/>
    </style:style>
    <style:style style:name="P6" style:family="paragraph" style:parent-style-name="Standard">
      <style:paragraph-properties fo:margin-top="0cm" fo:margin-bottom="0cm" style:contextual-spacing="false" fo:line-height="150%"/>
      <style:text-properties style:font-name="ARial" officeooo:rsid="000d200c" officeooo:paragraph-rsid="000d200c"/>
    </style:style>
    <style:style style:name="P7" style:family="paragraph" style:parent-style-name="Standard">
      <style:paragraph-properties fo:margin-top="0cm" fo:margin-bottom="0cm" style:contextual-spacing="false" fo:line-height="150%"/>
      <style:text-properties style:font-name="ARial" officeooo:rsid="000e2903" officeooo:paragraph-rsid="000e2903"/>
    </style:style>
    <style:style style:name="P8" style:family="paragraph" style:parent-style-name="Standard">
      <style:paragraph-properties fo:margin-top="0cm" fo:margin-bottom="0cm" style:contextual-spacing="false" fo:line-height="150%"/>
      <style:text-properties style:font-name="ARial" officeooo:rsid="000ef7b7" officeooo:paragraph-rsid="000ef7b7"/>
    </style:style>
    <style:style style:name="P9" style:family="paragraph" style:parent-style-name="Standard">
      <style:paragraph-properties fo:margin-top="0cm" fo:margin-bottom="0cm" style:contextual-spacing="false" fo:line-height="150%"/>
      <style:text-properties style:font-name="ARial" officeooo:rsid="001587ee" officeooo:paragraph-rsid="001587ee"/>
    </style:style>
    <style:style style:name="P10" style:family="paragraph" style:parent-style-name="Standard" style:list-style-name="L1">
      <style:paragraph-properties fo:margin-top="0cm" fo:margin-bottom="0cm" style:contextual-spacing="false" fo:line-height="150%"/>
      <style:text-properties style:font-name="ARial" officeooo:paragraph-rsid="0013fca2"/>
    </style:style>
    <style:style style:name="P11" style:family="paragraph" style:parent-style-name="Standard" style:list-style-name="L1">
      <style:paragraph-properties fo:margin-top="0cm" fo:margin-bottom="0cm" style:contextual-spacing="false" fo:line-height="150%" style:writing-mode="lr-tb"/>
      <style:text-properties style:font-name="ARial" officeooo:rsid="0013fca2" officeooo:paragraph-rsid="0013fca2"/>
    </style:style>
    <style:style style:name="T1" style:family="text">
      <style:text-properties officeooo:rsid="000ac979"/>
    </style:style>
    <style:style style:name="T2" style:family="text">
      <style:text-properties officeooo:rsid="000b40f5"/>
    </style:style>
    <style:style style:name="T3" style:family="text">
      <style:text-properties officeooo:rsid="000d0087"/>
    </style:style>
    <style:style style:name="T4" style:family="text">
      <style:text-properties officeooo:rsid="000ef7b7"/>
    </style:style>
    <style:style style:name="T5" style:family="text">
      <style:text-properties officeooo:rsid="001071d3"/>
    </style:style>
    <style:style style:name="T6" style:family="text">
      <style:text-properties officeooo:rsid="0011b1f8"/>
    </style:style>
    <style:style style:name="T7" style:family="text">
      <style:text-properties fo:font-style="italic" officeooo:rsid="0011b1f8" style:font-style-asian="italic" style:font-style-complex="italic"/>
    </style:style>
    <style:style style:name="T8" style:family="text">
      <style:text-properties fo:font-style="italic" officeooo:rsid="001071d3" style:font-style-asian="italic" style:font-style-complex="italic"/>
    </style:style>
    <style:style style:name="T9" style:family="text">
      <style:text-properties officeooo:rsid="0013fca2"/>
    </style:style>
    <style:style style:name="T10" style:family="text">
      <style:text-properties officeooo:rsid="0014e339"/>
    </style:style>
    <style:style style:name="T11" style:family="text">
      <style:text-properties officeooo:rsid="00172849"/>
    </style:style>
    <style:style style:name="T1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stavo Henrique Pinto</text:p>
      <text:p text:style-name="P3"/>
      <text:p text:style-name="P3"><text:span text:style-name="T12">1.</text:span> Padrões de projeto são modelos que ditam melhores maneiras de se gerenciar, construir ou planejar o desenvolvimento de software, com esses padrões sendo gerados ao longo de muitos anos pela comunidade, possuindo assim eficiência <text:span text:style-name="T1">testada e </text:span>comprovada.</text:p>
      <text:p text:style-name="P3"/>
      <text:p text:style-name="P4"><text:span text:style-name="T12">2.</text:span> <text:span text:style-name="T2">Os padrões de projeto possuem por principais características os fatos de solucionarem um problema pontual, de serem baseados em um conceito comprovado, de suas soluções nem sempre serem obvias, de possuírem relações e de possuírem um componente humano fortemente presente.</text:span></text:p>
      <text:p text:style-name="P4"/>
      <text:p text:style-name="P5"><text:span text:style-name="T12">3.</text:span> Os padrões de projeto são classificados em diferentes tipos, como os criacionais, que lidam com a criação de módulos e objetos, estruturais, que definem como componentes <text:span text:style-name="T3">são estruturados no sistema e os padrões comportamentais que definem como os objetos e pad</text:span><text:span text:style-name="T4">­</text:span><text:span text:style-name="T3">rões de um sistema vão se orquestrar e se comportar durante a execução do serviço.</text:span></text:p>
      <text:p text:style-name="P5"/>
      <text:p text:style-name="P6"><text:span text:style-name="T12">4.</text:span> <text:span text:style-name="T8">Templates </text:span><text:span text:style-name="T5">de padrões são moldes e modelos usados para definir, modelar e descrever como um padrão de projeto vai se comportar, como ele vai agir, e quais e como os sistemas de forças atuam sobre eles.</text:span></text:p>
      <text:p text:style-name="P6"/>
      <text:p text:style-name="P7"><text:span text:style-name="T12">5.</text:span> <text:span text:style-name="T6">As linguagens e os repositórios de padrões de engenharia de software correspondem e englobam os conjuntos de padrões definidos a partir de uma mesma </text:span><text:span text:style-name="T7">template </text:span><text:span text:style-name="T6">de padrão. </text:span><text:span text:style-name="T10">Os repositórios de padrões são sites e arquivos que disponibilizam uma gama de linguagens de padrões para consulta.</text:span></text:p>
      <text:p text:style-name="P7"/>
      <text:p text:style-name="P2">6.</text:p>
      <text:list xml:id="list3209748881" text:style-name="L1">
        <text:list-item>
          <text:p text:style-name="P10"><text:span text:style-name="T9">Encaminhar e se basear em um modelo de requisitos bem definido;</text:span></text:p>
        </text:list-item>
        <text:list-item>
          <text:p text:style-name="P11">Verificar se um padrão foi feito para resolver o problema com que a equipe de desenvolvimento está lidando;</text:p>
        </text:list-item>
        <text:list-item>
          <text:p text:style-name="P11">Iniciar a análise de implementação de um padrão com base em uma visão macro do problema, e ir especificando e definindo suas visões micro conforme essa análise.</text:p>
        </text:list-item>
      </text:list>
      <text:p text:style-name="P7"/>
      <text:p text:style-name="P8"><text:soft-page-break/><text:span text:style-name="T12">7.</text:span> Os principais erros ao se implementar um padrão de projeto são implementar um padrão inadequado para a funcionalidade, aplicar um padrão de modo muito literal sem modificar o ambiente para acomodar o mesmo, e aplicar um padrão complexo quando o problema é simples demais</text:p>
      <text:p text:style-name="P8"/>
      <text:p text:style-name="P9"><text:span text:style-name="T12">8.</text:span> <text:span text:style-name="T11">O foco de projeto é a definição geral de quais tipos de padrão devem ser aplicados ao projeto, já a granularidade se refere a divisão de um projeto maior em partes menores, mais granulares, que possuem cada qual seu próprio tipo de padrão (arquitetural, de projeto, de componente, etc) e que juntas reduzem as chances e a complexidade dos err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 PL UKai TW" svg:font-family="'AR PL UKai T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4T20:39:39.049693494</meta:creation-date>
    <meta:generator>LibreOffice/7.1.6.2$Linux_X86_64 LibreOffice_project/10$Build-2</meta:generator>
    <dc:date>2021-10-04T22:38:51.259330783</dc:date>
    <meta:editing-duration>PT1H1M50S</meta:editing-duration>
    <meta:editing-cycles>19</meta:editing-cycles>
    <meta:document-statistic meta:table-count="0" meta:image-count="0" meta:object-count="0" meta:page-count="2" meta:paragraph-count="12" meta:word-count="387" meta:character-count="2342" meta:non-whitespace-character-count="1970"/>
  </office:meta>
</office:document-meta>
</file>